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ae29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5ae2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comet-pv1-sku8</text:span></text:p>
      <text:p text:style-name="P7"><text:span text:style-name="T3">--SN: </text:span><text:span text:style-name="T2">73622p10pc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18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4:43:28.500814573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12" meta:non-whitespace-character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11-02" calcext:value-type="date">
            <text:p>2013-11-0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11-03" calcext:value-type="date">
            <text:p>2013-11-0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11-04" calcext:value-type="date">
            <text:p>2013-11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11-04" calcext:value-type="date">
            <text:p>2013-11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11-04" calcext:value-type="date">
            <text:p>2013-11-0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11-05" calcext:value-type="date">
            <text:p>2013-11-0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11-21" calcext:value-type="date">
            <text:p>2013-11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4:41:18.863282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